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2" style:family="table">
      <style:table-properties style:width="4.0431in" fo:margin-left="-0.0431in" fo:margin-top="0in" fo:margin-bottom="0in" table:align="left" style:writing-mode="lr-tb"/>
    </style:style>
    <style:style style:name="Table2.A" style:family="table-column">
      <style:table-column-properties style:column-width="1.9479in"/>
    </style:style>
    <style:style style:name="Table2.B" style:family="table-column">
      <style:table-column-properties style:column-width="2.094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2.B2" style:family="table-cell">
      <style:table-cell-properties style:vertical-align="middle"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P1" style:family="paragraph" style:parent-style-name="Heading_20_2" style:list-style-name="WWNum2">
      <style:paragraph-properties fo:margin-left="0.2957in" fo:margin-right="0in" fo:text-indent="-0.2957in" style:auto-text-indent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T1" style:family="text">
      <style:text-properties style:font-name="Consolas" fo:font-weight="bold" style:font-weight-asian="bold"/>
    </style:style>
    <style:style style:name="T2" style:family="text">
      <style:text-properties style:font-name="Consolas" fo:font-size="12pt" style:font-size-asian="12pt" style:font-size-complex="12pt"/>
    </style:style>
    <style:style style:name="T3" style:family="text">
      <style:text-properties style:font-name="Consolas" fo:font-size="12pt" style:font-size-asian="12pt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48610529864731346" text:style-name="WWNum2">
        <text:list-item>
          <text:h text:style-name="P1" text:outline-level="1">Number Definer</text:h>
        </text:list-item>
      </text:list>
      <text:p text:style-name="Standard">Write a program that reads a floating-point number and prints <text:span text:style-name="T1">"zero"</text:span> if the number is zero. Otherwise, print <text:span text:style-name="T1">"positive"</text:span> or <text:span text:style-name="T1">"negative"</text:span>. Add <text:span text:style-name="T1">"small"</text:span> if the absolute value of the number is less than 1, or <text:span text:style-name="T1">"large"</text:span> if it exceeds 1 000 000.</text:p>
      <text:h text:style-name="Heading_20_3" text:outline-level="3">Example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4">Input</text:span></text:p>
          </table:table-cell>
          <table:table-cell table:style-name="Table2.A1" office:value-type="string">
            <text:p text:style-name="P3"><text:span text:style-name="T4">Output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2">25</text:span></text:p>
          </table:table-cell>
          <table:table-cell table:style-name="Table2.B2" office:value-type="string">
            <text:p text:style-name="P2"><text:span text:style-name="T3">positive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2">0.7</text:span></text:p>
          </table:table-cell>
          <table:table-cell table:style-name="Table2.B2" office:value-type="string">
            <text:p text:style-name="P2"><text:span text:style-name="T3">small positive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2">435247392.921</text:span></text:p>
          </table:table-cell>
          <table:table-cell table:style-name="Table2.B2" office:value-type="string">
            <text:p text:style-name="P2"><text:span text:style-name="T3">large positive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2">-0.005</text:span></text:p>
          </table:table-cell>
          <table:table-cell table:style-name="Table2.B2" office:value-type="string">
            <text:p text:style-name="P2"><text:span text:style-name="T3">small negative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2">-103.21</text:span></text:p>
          </table:table-cell>
          <table:table-cell table:style-name="Table2.B2" office:value-type="string">
            <text:p text:style-name="P2"><text:span text:style-name="T3">negative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2">-358583355123.001</text:span></text:p>
          </table:table-cell>
          <table:table-cell table:style-name="Table2.B2" office:value-type="string">
            <text:p text:style-name="P2"><text:span text:style-name="T3">large negative</text:span>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.028in" fo:keep-together="always" fo:keep-with-next="always"/>
      <style:text-properties fo:color="#8f400b" fo:font-size="16pt" fo:font-weight="bold" style:font-name-asian="宋体" style:font-size-asian="16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class="text">
      <style:paragraph-properties fo:margin-top="0.139in" fo:margin-bottom="0.028in" fo:keep-together="always" fo:keep-with-next="always"/>
      <style:text-properties fo:color="#7c380a" fo:font-size="18pt" fo:font-weight="bold" style:font-name-asian="宋体" style:font-size-asian="18pt" style:font-weight-asian="bold" style:font-name-complex="F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7$Win32 OpenOffice.org_project/417m1$Build-9800</meta:generator>
    <dc:date>2020-12-07T22:12:41.50</dc:date>
    <meta:document-statistic meta:table-count="1" meta:image-count="0" meta:object-count="0" meta:page-count="1" meta:paragraph-count="17" meta:word-count="64" meta:character-count="388"/>
    <dc:creator>D A</dc:creator>
    <meta:user-defined meta:name="Info 1"/>
    <meta:user-defined meta:name="Info 2"/>
    <meta:user-defined meta:name="Info 3"/>
    <meta:user-defined meta:name="Info 4"/>
  </office:meta>
</office:document-meta>
</file>